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e6e6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9.7cm" svg:height="21cm" svg:x="0cm" svg:y="0cm">
          <text:p text:style-name="P1">1ª Fase - Votação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6.5cm" svg:height="2cm" svg:x="1cm" svg:y="9cm">
          <text:p text:style-name="P1">Coordenad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4" draw:layer="layout" svg:width="7cm" svg:height="2cm" svg:x="15.5cm" svg:y="2.5cm">
          <text:p text:style-name="P1">Participante 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id="id3" draw:layer="layout" svg:width="7cm" svg:height="2cm" svg:x="15.5cm" svg:y="6.5cm">
          <text:p text:style-name="P1">Participante 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id="id2" draw:layer="layout" svg:width="7cm" svg:height="2cm" svg:x="15.5cm" svg:y="16.5cm">
          <text:p text:style-name="P1">Participante 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line" svg:x1="7.5cm" svg:y1="10cm" svg:x2="15.5cm" svg:y2="17.5cm" draw:start-shape="id1" draw:end-shape="id2" draw:end-glue-point="5" svg:d="m7500 10000 8000 7500">
          <text:p text:style-name="P1">PREPARAR</text:p>
        </draw:connector>
        <draw:connector draw:style-name="gr4" draw:text-style-name="P1" draw:layer="layout" draw:type="line" svg:x1="7.5cm" svg:y1="10cm" svg:x2="15.5cm" svg:y2="7.5cm" draw:start-shape="id1" draw:start-glue-point="1" draw:end-shape="id3" draw:end-glue-point="5" svg:d="m7500 10000 8000-2500">
          <text:p text:style-name="P1">PREPARAR</text:p>
        </draw:connector>
        <draw:connector draw:style-name="gr4" draw:text-style-name="P1" draw:layer="layout" draw:type="line" svg:x1="7.5cm" svg:y1="10cm" svg:x2="15.5cm" svg:y2="3.5cm" draw:start-shape="id1" draw:start-glue-point="1" draw:end-shape="id4" draw:end-glue-point="5" svg:d="m7500 10000 8000-6500">
          <text:p text:style-name="P1">PREPARAR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eandro </meta:initial-creator>
    <meta:creation-date>2012-04-24T00:28:30</meta:creation-date>
    <dc:date>2012-04-24T00:38:49</dc:date>
    <dc:creator>Leandro </dc:creator>
    <meta:editing-duration>PT00H10M21S</meta:editing-duration>
    <meta:editing-cycles>1</meta:editing-cycles>
    <meta:document-statistic meta:object-count="8"/>
    <meta:generator>OpenOffice.org/3.2$Linux OpenOffice.org_project/320m19$Build-9505</meta:generator>
  </office:meta>
</office:document-meta>
</file>